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unctions" style:family="table">
      <style:table-properties style:width="6.916in" fo:margin-left="0.0111in" fo:margin-right="-0.0021in" table:align="margins"/>
    </style:style>
    <style:style style:name="Functions.A" style:family="table-column">
      <style:table-column-properties style:column-width="0.5694in" style:rel-column-width="820*"/>
    </style:style>
    <style:style style:name="Functions.B" style:family="table-column">
      <style:table-column-properties style:column-width="1.375in" style:rel-column-width="1980*"/>
    </style:style>
    <style:style style:name="Functions.C" style:family="table-column">
      <style:table-column-properties style:column-width="2.6458in" style:rel-column-width="3810*"/>
    </style:style>
    <style:style style:name="Functions.D" style:family="table-column">
      <style:table-column-properties style:column-width="2.3257in" style:rel-column-width="3349*"/>
    </style:style>
    <style:style style:name="Function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Functions.D1" style:family="table-cell">
      <style:table-cell-properties fo:padding="0.0382in" fo:border="0.0007in solid #000000"/>
    </style:style>
    <style:style style:name="Functions.A2" style:family="table-cell">
      <style:table-cell-properties fo:padding="0.0382in" fo:border-left="0.0007in solid #000000" fo:border-right="none" fo:border-top="none" fo:border-bottom="0.0007in solid #000000"/>
    </style:style>
    <style:style style:name="Functions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 style:list-style-name="L2"/>
    <style:style style:name="P2" style:family="paragraph" style:parent-style-name="Table_20_Contents" style:list-style-name="L3"/>
    <style:style style:name="P3" style:family="paragraph" style:parent-style-name="Table_20_Contents" style:list-style-name="L4"/>
    <style:style style:name="P4" style:family="paragraph" style:parent-style-name="Table_20_Contents" style:list-style-name="L6"/>
    <style:style style:name="P5" style:family="paragraph" style:parent-style-name="Table_20_Contents" style:list-style-name="L8"/>
    <style:style style:name="P6" style:family="paragraph" style:parent-style-name="Table_20_Contents" style:list-style-name="L9"/>
    <style:style style:name="P7" style:family="paragraph" style:parent-style-name="Table_20_Contents" style:list-style-name="L10"/>
    <style:style style:name="P8" style:family="paragraph" style:parent-style-name="Table_20_Contents" style:list-style-name="L11"/>
    <style:style style:name="P9" style:family="paragraph" style:parent-style-name="Table_20_Contents" style:list-style-name="L12"/>
    <style:style style:name="P10" style:family="paragraph" style:parent-style-name="Table_20_Contents" style:list-style-name="L13"/>
    <style:style style:name="P11" style:family="paragraph" style:parent-style-name="Table_20_Contents" style:list-style-name="L15"/>
    <style:style style:name="P12" style:family="paragraph" style:parent-style-name="Table_20_Contents" style:list-style-name="L18"/>
    <style:style style:name="P13" style:family="paragraph" style:parent-style-name="Table_20_Contents" style:list-style-name="L19"/>
    <style:style style:name="P14" style:family="paragraph" style:parent-style-name="Table_20_Contents" style:list-style-name="L20"/>
    <style:style style:name="P15" style:family="paragraph" style:parent-style-name="Table_20_Contents" style:list-style-name="L21"/>
    <style:style style:name="P16" style:family="paragraph" style:parent-style-name="Table_20_Contents" style:list-style-name="L22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Functions" table:style-name="Functions">
        <table:table-column table:style-name="Functions.A"/>
        <table:table-column table:style-name="Functions.B"/>
        <table:table-column table:style-name="Functions.C"/>
        <table:table-column table:style-name="Functions.D"/>
        <table:table-row>
          <table:table-cell table:style-name="Functions.A1" office:value-type="string">
            <text:p text:style-name="Table_20_Contents">Sr. No.</text:p>
          </table:table-cell>
          <table:table-cell table:style-name="Functions.A1" office:value-type="string">
            <text:p text:style-name="Table_20_Contents">Function name</text:p>
          </table:table-cell>
          <table:table-cell table:style-name="Functions.A1" office:value-type="string">
            <text:p text:style-name="Table_20_Contents">Parameters</text:p>
          </table:table-cell>
          <table:table-cell table:style-name="Functions.D1" office:value-type="string">
            <text:p text:style-name="Table_20_Contents">Description</text:p>
          </table:table-cell>
        </table:table-row>
        <table:table-row>
          <table:table-cell table:style-name="Functions.A2" office:value-type="string">
            <text:list xml:id="list5782287187150275592" text:style-name="L2">
              <text:list-item>
                <text:p text:style-name="P1"/>
              </text:list-item>
            </text:list>
          </table:table-cell>
          <table:table-cell table:style-name="Functions.A2" office:value-type="string">
            <text:p text:style-name="Table_20_Contents">signup</text:p>
          </table:table-cell>
          <table:table-cell table:style-name="Functions.A2" office:value-type="string">
            <text:list xml:id="list7557939928595728297" text:style-name="L4">
              <text:list-item>
                <text:p text:style-name="P3">First Name</text:p>
              </text:list-item>
              <text:list-item>
                <text:p text:style-name="P3">Last Name</text:p>
              </text:list-item>
              <text:list-item>
                <text:p text:style-name="P3">Email id</text:p>
              </text:list-item>
              <text:list-item>
                <text:p text:style-name="P3">Password</text:p>
              </text:list-item>
              <text:list-item>
                <text:p text:style-name="P3">Confirmed Password</text:p>
              </text:list-item>
            </text:list>
            <text:p text:style-name="Table_20_Contents">Internal: Stores timestamp</text:p>
          </table:table-cell>
          <table:table-cell table:style-name="Functions.D2" office:value-type="string">
            <text:p text:style-name="Table_20_Contents">On Sign up, user will be redirected to Site's homescreen to login.</text:p>
            <text:p text:style-name="Table_20_Contents">? Send email for confirmation.</text:p>
          </table:table-cell>
        </table:table-row>
        <table:table-row>
          <table:table-cell table:style-name="Functions.A2" office:value-type="string">
            <text:list xml:id="list39435495" text:continue-list="list5782287187150275592" text:style-name="L2">
              <text:list-item>
                <text:p text:style-name="P1"/>
              </text:list-item>
            </text:list>
          </table:table-cell>
          <table:table-cell table:style-name="Functions.A2" office:value-type="string">
            <text:p text:style-name="Table_20_Contents">login</text:p>
          </table:table-cell>
          <table:table-cell table:style-name="Functions.A2" office:value-type="string">
            <text:list xml:id="list364303007877753951" text:style-name="L3">
              <text:list-item>
                <text:p text:style-name="P2">Email id</text:p>
              </text:list-item>
              <text:list-item>
                <text:p text:style-name="P2">Password</text:p>
              </text:list-item>
            </text:list>
          </table:table-cell>
          <table:table-cell table:style-name="Functions.D2" office:value-type="string">
            <text:p text:style-name="Table_20_Contents">When login details are correct, a session is created, and user is shown the homepage</text:p>
          </table:table-cell>
        </table:table-row>
        <table:table-row>
          <table:table-cell table:style-name="Functions.A2" office:value-type="string">
            <text:list xml:id="list39445616" text:continue-list="list39435495" text:style-name="L2">
              <text:list-item>
                <text:p text:style-name="P1"/>
              </text:list-item>
            </text:list>
          </table:table-cell>
          <table:table-cell table:style-name="Functions.A2" office:value-type="string">
            <text:p text:style-name="Table_20_Contents">viewProfile</text:p>
          </table:table-cell>
          <table:table-cell table:style-name="Functions.A2" office:value-type="string">
            <text:p text:style-name="Table_20_Contents">Link contains the parameter of profile</text:p>
          </table:table-cell>
          <table:table-cell table:style-name="Functions.D2" office:value-type="string">
            <text:p text:style-name="Table_20_Contents">Query databse to retrieve profile details of the other's </text:p>
          </table:table-cell>
        </table:table-row>
        <table:table-row>
          <table:table-cell table:style-name="Functions.A2" office:value-type="string">
            <text:list xml:id="list39455449" text:continue-numbering="true" text:style-name="L2">
              <text:list-item>
                <text:p text:style-name="P1"/>
              </text:list-item>
            </text:list>
          </table:table-cell>
          <table:table-cell table:style-name="Functions.A2" office:value-type="string">
            <text:p text:style-name="Table_20_Contents">editProfile</text:p>
          </table:table-cell>
          <table:table-cell table:style-name="Functions.A2" office:value-type="string">
            <text:list xml:id="list3796871029526276650" text:style-name="L8">
              <text:list-item>
                <text:p text:style-name="P5">Uid from Cookie</text:p>
              </text:list-item>
            </text:list>
          </table:table-cell>
          <table:table-cell table:style-name="Functions.D2" office:value-type="string">
            <text:p text:style-name="Table_20_Contents">Editable interface. When profile picture or head picture is edited display it and page contains a save changes button</text:p>
          </table:table-cell>
        </table:table-row>
        <table:table-row>
          <table:table-cell table:style-name="Functions.A2" office:value-type="string">
            <text:list xml:id="list39451262" text:continue-list="list39455449" text:style-name="L2">
              <text:list-item>
                <text:p text:style-name="P1"/>
              </text:list-item>
            </text:list>
          </table:table-cell>
          <table:table-cell table:style-name="Functions.A2" office:value-type="string">
            <text:p text:style-name="Table_20_Contents">saveChanges</text:p>
          </table:table-cell>
          <table:table-cell table:style-name="Functions.A2" office:value-type="string">
            <text:p text:style-name="Table_20_Contents">All the profile parameters</text:p>
          </table:table-cell>
          <table:table-cell table:style-name="Functions.D2" office:value-type="string">
            <text:p text:style-name="Table_20_Contents">Saves contents and shows the changed profile</text:p>
          </table:table-cell>
        </table:table-row>
        <table:table-row>
          <table:table-cell table:style-name="Functions.A2" office:value-type="string">
            <text:list xml:id="list39458083" text:continue-numbering="true" text:style-name="L2">
              <text:list-item>
                <text:p text:style-name="P1"/>
              </text:list-item>
            </text:list>
          </table:table-cell>
          <table:table-cell table:style-name="Functions.A2" office:value-type="string">
            <text:p text:style-name="Table_20_Contents">composeTweet</text:p>
          </table:table-cell>
          <table:table-cell table:style-name="Functions.A2" office:value-type="string">
            <text:list xml:id="list2370372564840441638" text:style-name="L9">
              <text:list-item>
                <text:p text:style-name="P6">Text</text:p>
              </text:list-item>
            </text:list>
            <text:p text:style-name="Table_20_Contents">Internal : get uid from Cookie.</text:p>
            <text:p text:style-name="Table_20_Contents">If picture is added, its name from $_FILES</text:p>
          </table:table-cell>
          <table:table-cell table:style-name="Functions.D2" office:value-type="string">
            <text:p text:style-name="Table_20_Contents">Enter values to Tweet table, and display new tweet on the homepage (if user is on homepage) else on his profile page.</text:p>
          </table:table-cell>
        </table:table-row>
        <table:table-row>
          <table:table-cell table:style-name="Functions.A2" office:value-type="string">
            <text:list xml:id="list39457256" text:continue-list="list39458083" text:style-name="L2">
              <text:list-item>
                <text:p text:style-name="P1"/>
              </text:list-item>
            </text:list>
          </table:table-cell>
          <table:table-cell table:style-name="Functions.A2" office:value-type="string">
            <text:p text:style-name="Table_20_Contents">follow</text:p>
          </table:table-cell>
          <table:table-cell table:style-name="Functions.A2" office:value-type="string">
            <text:list xml:id="list7711409827797790272" text:style-name="L10">
              <text:list-item>
                <text:p text:style-name="P7">Uid of the person</text:p>
              </text:list-item>
            </text:list>
          </table:table-cell>
          <table:table-cell table:style-name="Functions.D2" office:value-type="string">
            <text:p text:style-name="Table_20_Contents">Enter values to Follow table,</text:p>
            <text:p text:style-name="Table_20_Contents">Enter timestamp of follow. Increase your “Following” count.</text:p>
          </table:table-cell>
        </table:table-row>
        <table:table-row>
          <table:table-cell table:style-name="Functions.A2" office:value-type="string">
            <text:list xml:id="list39442730" text:continue-list="list39457256" text:style-name="L2">
              <text:list-item>
                <text:p text:style-name="P1"/>
              </text:list-item>
            </text:list>
          </table:table-cell>
          <table:table-cell table:style-name="Functions.A2" office:value-type="string">
            <text:p text:style-name="Table_20_Contents">unfollow</text:p>
          </table:table-cell>
          <table:table-cell table:style-name="Functions.A2" office:value-type="string">
            <text:list xml:id="list1710306379422262385" text:style-name="L11">
              <text:list-item>
                <text:p text:style-name="P8">Uid of the peson unfollowed</text:p>
              </text:list-item>
            </text:list>
          </table:table-cell>
          <table:table-cell table:style-name="Functions.D2" office:value-type="string">
            <text:p text:style-name="Table_20_Contents">Enter timestamp for unfollow</text:p>
          </table:table-cell>
        </table:table-row>
        <table:table-row>
          <table:table-cell table:style-name="Functions.A2" office:value-type="string">
            <text:list xml:id="list39460772" text:continue-list="list39442730" text:style-name="L2">
              <text:list-item>
                <text:p text:style-name="P1"/>
              </text:list-item>
            </text:list>
          </table:table-cell>
          <table:table-cell table:style-name="Functions.A2" office:value-type="string">
            <text:p text:style-name="Table_20_Contents">stats</text:p>
          </table:table-cell>
          <table:table-cell table:style-name="Functions.A2" office:value-type="string">
            <text:list xml:id="list6484605256658426418" text:style-name="L12">
              <text:list-item>
                <text:p text:style-name="P9">Uid of the person</text:p>
              </text:list-item>
            </text:list>
          </table:table-cell>
          <table:table-cell table:style-name="Functions.D2" office:value-type="string">
            <text:p text:style-name="Table_20_Contents">Get count of the tweets, followers and following for the person</text:p>
          </table:table-cell>
        </table:table-row>
        <table:table-row>
          <table:table-cell table:style-name="Functions.A2" office:value-type="string">
            <text:list xml:id="list39434414" text:continue-list="list39460772" text:style-name="L2">
              <text:list-item>
                <text:p text:style-name="P1"/>
              </text:list-item>
            </text:list>
          </table:table-cell>
          <table:table-cell table:style-name="Functions.A2" office:value-type="string">
            <text:p text:style-name="Table_20_Contents">showTweets</text:p>
          </table:table-cell>
          <table:table-cell table:style-name="Functions.A2" office:value-type="string">
            <text:p text:style-name="Table_20_Contents">Internal: Get uid from cookie</text:p>
          </table:table-cell>
          <table:table-cell table:style-name="Functions.D2" office:value-type="string">
            <text:p text:style-name="Table_20_Contents">From the Follow table and Tweets table generate tweets to be displayed.</text:p>
          </table:table-cell>
        </table:table-row>
        <table:table-row>
          <table:table-cell table:style-name="Functions.A2" office:value-type="string">
            <text:list xml:id="list39462049" text:continue-numbering="true" text:style-name="L2">
              <text:list-item>
                <text:p text:style-name="P1"/>
              </text:list-item>
            </text:list>
          </table:table-cell>
          <table:table-cell table:style-name="Functions.A2" office:value-type="string">
            <text:p text:style-name="Table_20_Contents">retweet</text:p>
          </table:table-cell>
          <table:table-cell table:style-name="Functions.A2" office:value-type="string">
            <text:list xml:id="list394372185166695143" text:style-name="L13">
              <text:list-item>
                <text:p text:style-name="P10">Tid of tweet</text:p>
              </text:list-item>
            </text:list>
          </table:table-cell>
          <table:table-cell table:style-name="Functions.D2" office:value-type="string">
            <text:p text:style-name="Table_20_Contents">Enter values to Retweet table, with timestamp.</text:p>
          </table:table-cell>
        </table:table-row>
        <table:table-row>
          <table:table-cell table:style-name="Functions.A2" office:value-type="string">
            <text:list xml:id="list39454273" text:continue-list="list39462049" text:style-name="L2">
              <text:list-item>
                <text:p text:style-name="P1"/>
              </text:list-item>
            </text:list>
          </table:table-cell>
          <table:table-cell table:style-name="Functions.A2" office:value-type="string">
            <text:p text:style-name="Table_20_Contents">suggestion</text:p>
          </table:table-cell>
          <table:table-cell table:style-name="Functions.A2" office:value-type="string">
            <text:p text:style-name="Table_20_Contents">Internal: Get uid from cookie</text:p>
          </table:table-cell>
          <table:table-cell table:style-name="Functions.D2" office:value-type="string">
            <text:list xml:id="list264185544925470843" text:style-name="L15">
              <text:list-item>
                <text:p text:style-name="P11">From the Follow table, get uids transitively. Like A → B → C so suggest C to A.</text:p>
                <text:p text:style-name="P11">Conditions: A shouldn't be already following C and C != A.</text:p>
              </text:list-item>
              <text:list-item>
                <text:p text:style-name="P11"><text:soft-page-break/>Top five tweeter (having maximum followers)</text:p>
                <text:p text:style-name="P11">Conditions: A is not already following the tweeter.</text:p>
              </text:list-item>
            </text:list>
            <text:p text:style-name="Table_20_Contents"/>
          </table:table-cell>
        </table:table-row>
        <table:table-row>
          <table:table-cell table:style-name="Functions.A2" office:value-type="string">
            <text:list xml:id="list39440617" text:continue-list="list39454273" text:style-name="L2">
              <text:list-item>
                <text:p text:style-name="P1"/>
              </text:list-item>
            </text:list>
          </table:table-cell>
          <table:table-cell table:style-name="Functions.A2" office:value-type="string">
            <text:p text:style-name="Table_20_Contents">changePassword</text:p>
          </table:table-cell>
          <table:table-cell table:style-name="Functions.A2" office:value-type="string">
            <text:list xml:id="list2032360305264783901" text:style-name="L18">
              <text:list-item>
                <text:p text:style-name="P12">Email Id?</text:p>
              </text:list-item>
              <text:list-item>
                <text:p text:style-name="P12">Old password</text:p>
              </text:list-item>
              <text:list-item>
                <text:p text:style-name="P12">New password</text:p>
              </text:list-item>
            </text:list>
          </table:table-cell>
          <table:table-cell table:style-name="Functions.D2" office:value-type="string">
            <text:p text:style-name="Table_20_Contents"/>
          </table:table-cell>
        </table:table-row>
        <table:table-row>
          <table:table-cell table:style-name="Functions.A2" office:value-type="string">
            <text:list xml:id="list39436931" text:continue-list="list39440617" text:style-name="L2">
              <text:list-item>
                <text:p text:style-name="P1"/>
              </text:list-item>
            </text:list>
          </table:table-cell>
          <table:table-cell table:style-name="Functions.A2" office:value-type="string">
            <text:p text:style-name="Table_20_Contents">forgotPassword</text:p>
          </table:table-cell>
          <table:table-cell table:style-name="Functions.A2" office:value-type="string">
            <text:list xml:id="list6439581633801263371" text:style-name="L19">
              <text:list-item>
                <text:p text:style-name="P13">Email Id</text:p>
              </text:list-item>
            </text:list>
          </table:table-cell>
          <table:table-cell table:style-name="Functions.D2" office:value-type="string">
            <text:p text:style-name="Table_20_Contents">Send email to user with a random 8 digit password and store that value in User table for that email</text:p>
            <text:p text:style-name="Table_20_Contents">OR</text:p>
            <text:p text:style-name="Table_20_Contents">Send email to user with a link to reset password</text:p>
          </table:table-cell>
        </table:table-row>
        <table:table-row>
          <table:table-cell table:style-name="Functions.A2" office:value-type="string">
            <text:list xml:id="list39442545" text:continue-list="list39436931" text:style-name="L2">
              <text:list-item>
                <text:p text:style-name="P1"/>
              </text:list-item>
            </text:list>
          </table:table-cell>
          <table:table-cell table:style-name="Functions.A2" office:value-type="string">
            <text:p text:style-name="Table_20_Contents">displayFeed</text:p>
          </table:table-cell>
          <table:table-cell table:style-name="Functions.A2" office:value-type="string">
            <text:p text:style-name="Table_20_Contents"/>
          </table:table-cell>
          <table:table-cell table:style-name="Functions.D2" office:value-type="string">
            <text:p text:style-name="Table_20_Contents">Uses existing methods to generate home page.</text:p>
          </table:table-cell>
        </table:table-row>
        <table:table-row>
          <table:table-cell table:style-name="Functions.A2" office:value-type="string">
            <text:list xml:id="list39450659" text:continue-numbering="true" text:style-name="L2">
              <text:list-item>
                <text:p text:style-name="P1"/>
              </text:list-item>
            </text:list>
          </table:table-cell>
          <table:table-cell table:style-name="Functions.A2" office:value-type="string">
            <text:p text:style-name="Table_20_Contents">search</text:p>
          </table:table-cell>
          <table:table-cell table:style-name="Functions.A2" office:value-type="string">
            <text:list xml:id="list5826540535487089907" text:style-name="L20">
              <text:list-item>
                <text:p text:style-name="P14">Keyword - Username</text:p>
              </text:list-item>
            </text:list>
          </table:table-cell>
          <table:table-cell table:style-name="Functions.D2" office:value-type="string">
            <text:p text:style-name="Table_20_Contents">Search user in the table. And show suggestions.</text:p>
          </table:table-cell>
        </table:table-row>
        <table:table-row>
          <table:table-cell table:style-name="Functions.A2" office:value-type="string">
            <text:list xml:id="list39440275" text:continue-list="list39450659" text:style-name="L2">
              <text:list-item>
                <text:p text:style-name="P1"/>
              </text:list-item>
            </text:list>
          </table:table-cell>
          <table:table-cell table:style-name="Functions.A2" office:value-type="string">
            <text:p text:style-name="Table_20_Contents">following</text:p>
          </table:table-cell>
          <table:table-cell table:style-name="Functions.A2" office:value-type="string">
            <text:list xml:id="list6744944052760354941" text:style-name="L21">
              <text:list-item>
                <text:p text:style-name="P15">Uid</text:p>
              </text:list-item>
            </text:list>
          </table:table-cell>
          <table:table-cell table:style-name="Functions.D2" office:value-type="string">
            <text:p text:style-name="Table_20_Contents">Show the people following the uid.</text:p>
          </table:table-cell>
        </table:table-row>
        <table:table-row>
          <table:table-cell table:style-name="Functions.A2" office:value-type="string">
            <text:list xml:id="list39441645" text:continue-list="list39440275" text:style-name="L2">
              <text:list-item>
                <text:p text:style-name="P1"/>
              </text:list-item>
            </text:list>
          </table:table-cell>
          <table:table-cell table:style-name="Functions.A2" office:value-type="string">
            <text:p text:style-name="Table_20_Contents">follower</text:p>
          </table:table-cell>
          <table:table-cell table:style-name="Functions.A2" office:value-type="string">
            <text:list xml:id="list5776886918504599853" text:style-name="L22">
              <text:list-item>
                <text:p text:style-name="P16">Uid</text:p>
              </text:list-item>
            </text:list>
          </table:table-cell>
          <table:table-cell table:style-name="Functions.D2" office:value-type="string">
            <text:p text:style-name="Table_20_Contents">Show the people followed by uid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1T17:10:05.86</meta:creation-date>
    <dc:date>2014-08-01T19:29:21.32</dc:date>
    <meta:editing-duration>PT1H2M31S</meta:editing-duration>
    <meta:editing-cycles>4</meta:editing-cycles>
    <meta:generator>OpenOffice/4.0.1$Win32 OpenOffice.org_project/401m5$Build-9714</meta:generator>
    <meta:document-statistic meta:table-count="1" meta:image-count="0" meta:object-count="0" meta:page-count="2" meta:paragraph-count="73" meta:word-count="365" meta:character-count="2044"/>
  </office:meta>
</office:document-meta>
</file>